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10.85mm"/>
    </style:style>
    <style:style style:name="co4" style:family="table-column">
      <style:table-column-properties fo:break-before="auto" style:column-width="46.39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18.68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irst inn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 Rate</text:p>
          </table:table-cell>
          <table:table-cell table:style-name="Default" office:value-type="string" calcext:value-type="string">
            <text:p>Standardised Strike Rate</text:p>
          </table:table-cell>
          <table:table-cell office:value-type="string" calcext:value-type="string">
            <text:p>Par Score</text:p>
          </table:table-cell>
          <table:table-cell office:value-type="string" calcext:value-type="string">
            <text:p>Par Score Fraction</text:p>
          </table:table-cell>
          <table:table-cell table:style-name="Default" office:value-type="string" calcext:value-type="string">
            <text:p>Tota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([.B2]*100)/[.C2]" office:value-type="float" office:value="41.6666666666667" calcext:value-type="float">
            <text:p>41.6666666667</text:p>
          </table:table-cell>
          <table:table-cell table:formula="of:=STANDARDIZE([.D2];[.B16];[.B15])" office:value-type="float" office:value="-0.301458093046263" calcext:value-type="float">
            <text:p>-0.301458093</text:p>
          </table:table-cell>
          <table:table-cell table:formula="of:=0.14*[.B19]" office:value-type="float" office:value="22.82" calcext:value-type="float">
            <text:p>22.82</text:p>
          </table:table-cell>
          <table:table-cell table:formula="of:=IF(([.B2]/[.F2])&lt;=1; 0; ([.B2]/[.F2])^-1)" office:value-type="float" office:value="0" calcext:value-type="float">
            <text:p>0</text:p>
          </table:table-cell>
          <table:table-cell table:formula="of:=ROUND([.B2]/10 + AVERAGE([.E2];[.G2]);2)*10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B3]*100)/[.C3]" office:value-type="float" office:value="200" calcext:value-type="float">
            <text:p>200</text:p>
          </table:table-cell>
          <table:table-cell table:formula="of:=STANDARDIZE([.D3];[.B16];[.B15])" office:value-type="float" office:value="2.65741690975008" calcext:value-type="float">
            <text:p>2.6574169098</text:p>
          </table:table-cell>
          <table:table-cell table:formula="of:=0.13*[.B19]" office:value-type="float" office:value="21.19" calcext:value-type="float">
            <text:p>21.19</text:p>
          </table:table-cell>
          <table:table-cell table:formula="of:=IF(([.B3]/[.F3])&lt;=1; 0; ([.B3]/[.F3])^-1)" office:value-type="float" office:value="0" calcext:value-type="float">
            <text:p>0</text:p>
          </table:table-cell>
          <table:table-cell table:formula="of:=ROUND([.B3]/10 + AVERAGE([.E3];[.G3]);2)*10"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([.B4]*100)/[.C4]" office:value-type="float" office:value="55.1724137931034" calcext:value-type="float">
            <text:p>55.1724137931</text:p>
          </table:table-cell>
          <table:table-cell table:formula="of:=STANDARDIZE([.D4];[.B16];[.B15])" office:value-type="float" office:value="-0.0490676663104594" calcext:value-type="float">
            <text:p>-0.0490676663</text:p>
          </table:table-cell>
          <table:table-cell table:formula="of:=0.13*[.B19]" office:value-type="float" office:value="21.19" calcext:value-type="float">
            <text:p>21.19</text:p>
          </table:table-cell>
          <table:table-cell table:formula="of:=IF(([.B4]/[.F4])&lt;=1; 0; ([.B4]/[.F4])^-1)" office:value-type="float" office:value="0.6621875" calcext:value-type="float">
            <text:p>0.6621875</text:p>
          </table:table-cell>
          <table:table-cell table:formula="of:=ROUND([.B4]/10 + AVERAGE([.E4];[.G4]);2)*10"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formula="of:=([.B5]*100)/[.C5]" office:value-type="float" office:value="46.0526315789474" calcext:value-type="float">
            <text:p>46.0526315789</text:p>
          </table:table-cell>
          <table:table-cell table:formula="of:=STANDARDIZE([.D5];[.B16];[.B15])" office:value-type="float" office:value="-0.21949479656991" calcext:value-type="float">
            <text:p>-0.2194947966</text:p>
          </table:table-cell>
          <table:table-cell table:formula="of:=0.12*[.B19]" office:value-type="float" office:value="19.56" calcext:value-type="float">
            <text:p>19.56</text:p>
          </table:table-cell>
          <table:table-cell table:formula="of:=IF(([.B5]/[.F5])&lt;=1; 0; ([.B5]/[.F5])^-1)" office:value-type="float" office:value="0.558857142857143" calcext:value-type="float">
            <text:p>0.5588571429</text:p>
          </table:table-cell>
          <table:table-cell table:formula="of:=ROUND([.B5]/10 + AVERAGE([.E5];[.G5]);2)*10"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6]*100)/[.C6]" office:value-type="float" office:value="0" calcext:value-type="float">
            <text:p>0</text:p>
          </table:table-cell>
          <table:table-cell table:formula="of:=STANDARDIZE([.D6];[.B16];[.B15])" office:value-type="float" office:value="-1.08010940957162" calcext:value-type="float">
            <text:p>-1.0801094096</text:p>
          </table:table-cell>
          <table:table-cell table:formula="of:=0.11*[.B19]" office:value-type="float" office:value="17.93" calcext:value-type="float">
            <text:p>17.93</text:p>
          </table:table-cell>
          <table:table-cell table:formula="of:=IF(([.B6]/[.F6])&lt;=1; 0; ([.B6]/[.F6])^-1)" office:value-type="float" office:value="0" calcext:value-type="float">
            <text:p>0</text:p>
          </table:table-cell>
          <table:table-cell table:formula="of:=ROUND([.B6]/10 + AVERAGE([.E6];[.G6]);2)*10"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([.B7]*100)/[.C7]" office:value-type="float" office:value="65.2173913043478" calcext:value-type="float">
            <text:p>65.2173913043</text:p>
          </table:table-cell>
          <table:table-cell table:formula="of:=STANDARDIZE([.D7];[.B16];[.B15])" office:value-type="float" office:value="0.138649172815892" calcext:value-type="float">
            <text:p>0.1386491728</text:p>
          </table:table-cell>
          <table:table-cell table:formula="of:=0.09*[.B19]" office:value-type="float" office:value="14.67" calcext:value-type="float">
            <text:p>14.67</text:p>
          </table:table-cell>
          <table:table-cell table:formula="of:=IF(([.B7]/[.F7])&lt;=1; 0; ([.B7]/[.F7])^-1)" office:value-type="float" office:value="0.489" calcext:value-type="float">
            <text:p>0.489</text:p>
          </table:table-cell>
          <table:table-cell table:formula="of:=ROUND([.B7]/10 + AVERAGE([.E7];[.G7]);2)*10"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([.B8]*100)/[.C8]" office:value-type="float" office:value="61.5384615384615" calcext:value-type="float">
            <text:p>61.5384615385</text:p>
          </table:table-cell>
          <table:table-cell table:formula="of:=STANDARDIZE([.D8];[.B16];[.B15])" office:value-type="float" office:value="0.0698986886812125" calcext:value-type="float">
            <text:p>0.0698986887</text:p>
          </table:table-cell>
          <table:table-cell table:formula="of:=0.07*[.B19]" office:value-type="float" office:value="11.41" calcext:value-type="float">
            <text:p>11.41</text:p>
          </table:table-cell>
          <table:table-cell table:formula="of:=IF(([.B8]/[.F8])&lt;=1; 0; ([.B8]/[.F8])^-1)" office:value-type="float" office:value="0" calcext:value-type="float">
            <text:p>0</text:p>
          </table:table-cell>
          <table:table-cell table:formula="of:=ROUND([.B8]/10 + AVERAGE([.E8];[.G8]);2)*10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9]*100)/[.C9]" office:value-type="float" office:value="33.3333333333333" calcext:value-type="float">
            <text:p>33.3333333333</text:p>
          </table:table-cell>
          <table:table-cell table:formula="of:=STANDARDIZE([.D9];[.B16];[.B15])" office:value-type="float" office:value="-0.457188356351334" calcext:value-type="float">
            <text:p>-0.4571883564</text:p>
          </table:table-cell>
          <table:table-cell table:formula="of:=0.06*[.B19]" office:value-type="float" office:value="9.78" calcext:value-type="float">
            <text:p>9.78</text:p>
          </table:table-cell>
          <table:table-cell table:formula="of:=IF(([.B9]/[.F9])&lt;=1; 0; ([.B9]/[.F9])^-1)" office:value-type="float" office:value="0" calcext:value-type="float">
            <text:p>0</text:p>
          </table:table-cell>
          <table:table-cell table:formula="of:=ROUND([.B9]/10 + AVERAGE([.E9];[.G9]);2)*10"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B10]*100)/[.C10]" office:value-type="float" office:value="25" calcext:value-type="float">
            <text:p>25</text:p>
          </table:table-cell>
          <table:table-cell table:formula="of:=STANDARDIZE([.D10];[.B16];[.B15])" office:value-type="float" office:value="-0.612918619656404" calcext:value-type="float">
            <text:p>-0.6129186197</text:p>
          </table:table-cell>
          <table:table-cell table:formula="of:=0.04*[.B19]" office:value-type="float" office:value="6.52" calcext:value-type="float">
            <text:p>6.52</text:p>
          </table:table-cell>
          <table:table-cell table:formula="of:=IF(([.B10]/[.F10])&lt;=1; 0; ([.B10]/[.F10])^-1)" office:value-type="float" office:value="0" calcext:value-type="float">
            <text:p>0</text:p>
          </table:table-cell>
          <table:table-cell table:formula="of:=ROUND([.B10]/10 + AVERAGE([.E10];[.G10]);2)*10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11]*100)/[.C11]" office:value-type="float" office:value="50" calcext:value-type="float">
            <text:p>50</text:p>
          </table:table-cell>
          <table:table-cell table:formula="of:=STANDARDIZE([.D11];[.B16];[.B15])" office:value-type="float" office:value="-0.145727829741193" calcext:value-type="float">
            <text:p>-0.1457278297</text:p>
          </table:table-cell>
          <table:table-cell table:formula="of:=0.03*[.B19]" office:value-type="float" office:value="4.89" calcext:value-type="float">
            <text:p>4.89</text:p>
          </table:table-cell>
          <table:table-cell table:formula="of:=IF(([.B11]/[.F11])&lt;=1; 0; ([.B11]/[.F11])^-1)" office:value-type="float" office:value="0" calcext:value-type="float">
            <text:p>0</text:p>
          </table:table-cell>
          <table:table-cell table:formula="of:=ROUND([.B11]/10 + AVERAGE([.E11];[.G11]);2)*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[.B12]*100)/[.C12]" office:value-type="string" office:string-value="" calcext:value-type="error">
            <text:p>#DIV/0!</text:p>
          </table:table-cell>
          <table:table-cell table:formula="of:=STANDARDIZE([.D12];[.B16];[.B15])" office:value-type="string" office:string-value="" calcext:value-type="error">
            <text:p>#DIV/0!</text:p>
          </table:table-cell>
          <table:table-cell table:formula="of:=0.02*[.B19]" office:value-type="float" office:value="3.26" calcext:value-type="float">
            <text:p>3.26</text:p>
          </table:table-cell>
          <table:table-cell table:formula="of:=IF(([.B12]/[.F12])&lt;=1; 0; ([.B12]/[.F12])^-1)" office:value-type="float" office:value="0" calcext:value-type="float">
            <text:p>0</text:p>
          </table:table-cell>
          <table:table-cell table:formula="of:=ROUND([.B12]/10 + AVERAGE([.E12];[.G12]);2)*1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Default" table:formula="of:=SUM([.H2:.H11])" office:value-type="float" office:value="146.5" calcext:value-type="float">
            <text:p>146.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D2:.D11])" office:value-type="float" office:value="53.5113288610359" calcext:value-type="float">
            <text:p>53.51132886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D2:.D11])" office:value-type="float" office:value="57.798089821486" calcext:value-type="float">
            <text:p>57.79808982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atRuns</text:p>
          </table:table-cell>
          <table:table-cell table:formula="of:=SUM([.B2:.B12])" office:value-type="float" office:value="138" calcext:value-type="float">
            <text:p>13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Runs</text:p>
          </table:table-cell>
          <table:table-cell table:formula="of:=SUM([.B17:.B18])" office:value-type="float" office:value="163" calcext:value-type="float">
            <text:p>16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second innings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 Rate</text:p>
          </table:table-cell>
          <table:table-cell office:value-type="string" calcext:value-type="string">
            <text:p>Standardised Strike Rate</text:p>
          </table:table-cell>
          <table:table-cell office:value-type="string" calcext:value-type="string">
            <text:p>Par Score</text:p>
          </table:table-cell>
          <table:table-cell table:style-name="Default" office:value-type="string" calcext:value-type="string">
            <text:p>Par Score Fraction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([.B2]*100)/[.C2]" office:value-type="float" office:value="25" calcext:value-type="float">
            <text:p>25</text:p>
          </table:table-cell>
          <table:table-cell table:formula="of:=STANDARDIZE([.D2];[.B16];[.B15])" office:value-type="float" office:value="-0.313418495174484" calcext:value-type="float">
            <text:p>-0.3134184952</text:p>
          </table:table-cell>
          <table:table-cell table:formula="of:=0.14*[.B19]" office:value-type="float" office:value="14.7" calcext:value-type="float">
            <text:p>14.7</text:p>
          </table:table-cell>
          <table:table-cell table:formula="of:=IF(([.B2]/[.F2])&lt;=1; 0; ([.F2]/[.B2]))" office:value-type="float" office:value="0" calcext:value-type="float">
            <text:p>0</text:p>
          </table:table-cell>
          <table:table-cell table:formula="of:=ROUND([.B2]/10 + AVERAGE([.E2];[.G2]);2)*10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B3]*100)/[.C3]" office:value-type="float" office:value="22.7272727272727" calcext:value-type="float">
            <text:p>22.7272727273</text:p>
          </table:table-cell>
          <table:table-cell table:formula="of:=STANDARDIZE([.D3];[.B16];[.B15])" office:value-type="float" office:value="-0.418734841870167" calcext:value-type="float">
            <text:p>-0.4187348419</text:p>
          </table:table-cell>
          <table:table-cell table:formula="of:=0.13*[.B19]" office:value-type="float" office:value="13.65" calcext:value-type="float">
            <text:p>13.65</text:p>
          </table:table-cell>
          <table:table-cell table:formula="of:=IF(([.B3]/[.F3])&lt;=1; 0; ([.F3]/[.B3]))" office:value-type="float" office:value="0" calcext:value-type="float">
            <text:p>0</text:p>
          </table:table-cell>
          <table:table-cell table:formula="of:=ROUND([.B3]/10 + AVERAGE([.E3];[.G3]);2)*10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([.B4]*100)/[.C4]" office:value-type="float" office:value="36.3636363636364" calcext:value-type="float">
            <text:p>36.3636363636</text:p>
          </table:table-cell>
          <table:table-cell table:formula="of:=STANDARDIZE([.D4];[.B16];[.B15])" office:value-type="float" office:value="0.21316323830393" calcext:value-type="float">
            <text:p>0.2131632383</text:p>
          </table:table-cell>
          <table:table-cell table:formula="of:=0.13*[.B19]" office:value-type="float" office:value="13.65" calcext:value-type="float">
            <text:p>13.65</text:p>
          </table:table-cell>
          <table:table-cell table:formula="of:=IF(([.B4]/[.F4])&lt;=1; 0; ([.F4]/[.B4]))" office:value-type="float" office:value="0" calcext:value-type="float">
            <text:p>0</text:p>
          </table:table-cell>
          <table:table-cell table:formula="of:=ROUND([.B4]/10 + AVERAGE([.E4];[.G4]);2)*10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([.B5]*100)/[.C5]" office:value-type="float" office:value="44.4444444444444" calcext:value-type="float">
            <text:p>44.4444444444</text:p>
          </table:table-cell>
          <table:table-cell table:formula="of:=STANDARDIZE([.D5];[.B16];[.B15])" office:value-type="float" office:value="0.58762135988858" calcext:value-type="float">
            <text:p>0.5876213599</text:p>
          </table:table-cell>
          <table:table-cell table:formula="of:=0.12*[.B19]" office:value-type="float" office:value="12.6" calcext:value-type="float">
            <text:p>12.6</text:p>
          </table:table-cell>
          <table:table-cell table:formula="of:=IF(([.B5]/[.F5])&lt;=1; 0; ([.F5]/[.B5]))" office:value-type="float" office:value="0" calcext:value-type="float">
            <text:p>0</text:p>
          </table:table-cell>
          <table:table-cell table:formula="of:=ROUND([.B5]/10 + AVERAGE([.E5];[.G5]);2)*10"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([.B6]*100)/[.C6]" office:value-type="float" office:value="26.530612244898" calcext:value-type="float">
            <text:p>26.5306122449</text:p>
          </table:table-cell>
          <table:table-cell table:formula="of:=STANDARDIZE([.D6];[.B16];[.B15])" office:value-type="float" office:value="-0.242491159644739" calcext:value-type="float">
            <text:p>-0.2424911596</text:p>
          </table:table-cell>
          <table:table-cell table:formula="of:=0.11*[.B19]" office:value-type="float" office:value="11.55" calcext:value-type="float">
            <text:p>11.55</text:p>
          </table:table-cell>
          <table:table-cell table:formula="of:=IF(([.B6]/[.F6])&lt;=1; 0; ([.F6]/[.B6]))" office:value-type="float" office:value="0.888461538461539" calcext:value-type="float">
            <text:p>0.8884615385</text:p>
          </table:table-cell>
          <table:table-cell table:formula="of:=ROUND([.B6]/10 + AVERAGE([.E6];[.G6]);2)*10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([.B7]*100)/[.C7]" office:value-type="float" office:value="35" calcext:value-type="float">
            <text:p>35</text:p>
          </table:table-cell>
          <table:table-cell table:formula="of:=STANDARDIZE([.D7];[.B16];[.B15])" office:value-type="float" office:value="0.14997343028652" calcext:value-type="float">
            <text:p>0.1499734303</text:p>
          </table:table-cell>
          <table:table-cell table:formula="of:=0.09*[.B19]" office:value-type="float" office:value="9.45" calcext:value-type="float">
            <text:p>9.45</text:p>
          </table:table-cell>
          <table:table-cell table:formula="of:=IF(([.B7]/[.F7])&lt;=1; 0; ([.F7]/[.B7]))" office:value-type="float" office:value="0" calcext:value-type="float">
            <text:p>0</text:p>
          </table:table-cell>
          <table:table-cell table:formula="of:=ROUND([.B7]/10 + AVERAGE([.E7];[.G7]);2)*10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([.B8]*100)/[.C8]" office:value-type="float" office:value="76" calcext:value-type="float">
            <text:p>76</text:p>
          </table:table-cell>
          <table:table-cell table:formula="of:=STANDARDIZE([.D8];[.B16];[.B15])" office:value-type="float" office:value="2.04988032467664" calcext:value-type="float">
            <text:p>2.0498803247</text:p>
          </table:table-cell>
          <table:table-cell table:formula="of:=0.07*[.B19]" office:value-type="float" office:value="7.35" calcext:value-type="float">
            <text:p>7.35</text:p>
          </table:table-cell>
          <table:table-cell table:formula="of:=IF(([.B8]/[.F8])&lt;=1; 0; ([.F8]/[.B8]))" office:value-type="float" office:value="0.386842105263158" calcext:value-type="float">
            <text:p>0.3868421053</text:p>
          </table:table-cell>
          <table:table-cell table:formula="of:=ROUND([.B8]/10 + AVERAGE([.E8];[.G8]);2)*10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B9]*100)/[.C9]" office:value-type="float" office:value="50" calcext:value-type="float">
            <text:p>50</text:p>
          </table:table-cell>
          <table:table-cell table:formula="of:=STANDARDIZE([.D9];[.B16];[.B15])" office:value-type="float" office:value="0.845061318478027" calcext:value-type="float">
            <text:p>0.8450613185</text:p>
          </table:table-cell>
          <table:table-cell table:formula="of:=0.06*[.B19]" office:value-type="float" office:value="6.3" calcext:value-type="float">
            <text:p>6.3</text:p>
          </table:table-cell>
          <table:table-cell table:formula="of:=IF(([.B9]/[.F9])&lt;=1; 0; ([.F9]/[.B9]))" office:value-type="float" office:value="0" calcext:value-type="float">
            <text:p>0</text:p>
          </table:table-cell>
          <table:table-cell table:formula="of:=ROUND([.B9]/10 + AVERAGE([.E9];[.G9]);2)*10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B10]*100)/[.C10]" office:value-type="float" office:value="33.3333333333333" calcext:value-type="float">
            <text:p>33.3333333333</text:p>
          </table:table-cell>
          <table:table-cell table:formula="of:=STANDARDIZE([.D10];[.B16];[.B15])" office:value-type="float" office:value="0.0727414427096861" calcext:value-type="float">
            <text:p>0.0727414427</text:p>
          </table:table-cell>
          <table:table-cell table:formula="of:=0.04*[.B19]" office:value-type="float" office:value="4.2" calcext:value-type="float">
            <text:p>4.2</text:p>
          </table:table-cell>
          <table:table-cell table:formula="of:=IF(([.B10]/[.F10])&lt;=1; 0; ([.F10]/[.B10]))" office:value-type="float" office:value="0" calcext:value-type="float">
            <text:p>0</text:p>
          </table:table-cell>
          <table:table-cell table:formula="of:=ROUND([.B10]/10 + AVERAGE([.E10];[.G10]);2)*10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1]*100)/[.C11]" office:value-type="float" office:value="0" calcext:value-type="float">
            <text:p>0</text:p>
          </table:table-cell>
          <table:table-cell table:formula="of:=STANDARDIZE([.D11];[.B16];[.B15])" office:value-type="float" office:value="-1.471898308827" calcext:value-type="float">
            <text:p>-1.4718983088</text:p>
          </table:table-cell>
          <table:table-cell table:formula="of:=0.03*[.B19]" office:value-type="float" office:value="3.15" calcext:value-type="float">
            <text:p>3.15</text:p>
          </table:table-cell>
          <table:table-cell table:formula="of:=IF(([.B11]/[.F11])&lt;=1; 0; ([.F11]/[.B11]))" office:value-type="float" office:value="0" calcext:value-type="float">
            <text:p>0</text:p>
          </table:table-cell>
          <table:table-cell table:formula="of:=ROUND([.B11]/10 + AVERAGE([.E11];[.G11]);2)*10"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2]*100)/[.C12]" office:value-type="float" office:value="0" calcext:value-type="float">
            <text:p>0</text:p>
          </table:table-cell>
          <table:table-cell table:formula="of:=STANDARDIZE([.D12];[.B16];[.B15])" office:value-type="float" office:value="-1.471898308827" calcext:value-type="float">
            <text:p>-1.4718983088</text:p>
          </table:table-cell>
          <table:table-cell table:formula="of:=0.02*[.B19]" office:value-type="float" office:value="2.1" calcext:value-type="float">
            <text:p>2.1</text:p>
          </table:table-cell>
          <table:table-cell table:formula="of:=IF(([.B12]/[.F12])&lt;=1; 0; ([.F12]/[.B12]))" office:value-type="float" office:value="0" calcext:value-type="float">
            <text:p>0</text:p>
          </table:table-cell>
          <table:table-cell table:formula="of:=ROUND([.B12]/10 + AVERAGE([.E12];[.G12]);2)*10" office:value-type="float" office:value="-7.4" calcext:value-type="float">
            <text:p>-7.4</text:p>
          </table:table-cell>
        </table:table-row>
        <table:table-row table:style-name="ro1">
          <table:table-cell table:number-columns-repeated="4"/>
          <table:table-cell table:formula="of:=SUM([.E2:.E12])" office:value-type="float" office:value="0" calcext:value-type="float">
            <text:p>0</text:p>
          </table:table-cell>
          <table:table-cell/>
          <table:table-cell table:style-name="Default"/>
          <table:table-cell table:style-name="Default" table:formula="of:=SUM([.H2:.H12])" office:value-type="float" office:value="80.2" calcext:value-type="float">
            <text:p>80.2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D2:.D12])" office:value-type="float" office:value="21.5800048523753" calcext:value-type="float">
            <text:p>21.580004852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D2:.D12])" office:value-type="float" office:value="31.7635726466895" calcext:value-type="float">
            <text:p>31.763572646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atRuns</text:p>
          </table:table-cell>
          <table:table-cell table:formula="of:=SUM([.B2:.B12])" office:value-type="float" office:value="74" calcext:value-type="float">
            <text:p>7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TotalRuns</text:p>
          </table:table-cell>
          <table:table-cell table:formula="of:=SUM([.B17:.B18])" office:value-type="float" office:value="105" calcext:value-type="float">
            <text:p>105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0:13:35.869094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9:51:11.256989535</meta:creation-date>
    <dc:date>2016-07-28T00:38:44.988191823</dc:date>
    <meta:editing-duration>PT1H27M25S</meta:editing-duration>
    <meta:editing-cycles>2</meta:editing-cycles>
    <meta:generator>LibreOffice/5.1.4.2$Linux_X86_64 LibreOffice_project/10m0$Build-2</meta:generator>
    <meta:document-statistic meta:table-count="2" meta:cell-count="213" meta:object-count="0"/>
  </office:meta>
</office:document-meta>
</file>